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5f8c" officeooo:paragraph-rsid="00045f8c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1pt" fo:font-weight="bold" officeooo:rsid="00045f8c" officeooo:paragraph-rsid="00045f8c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fo:font-size="11pt" fo:font-weight="normal" officeooo:rsid="00045f8c" officeooo:paragraph-rsid="00045f8c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fo:font-size="11pt" fo:font-weight="normal" officeooo:rsid="0005ca45" officeooo:paragraph-rsid="0005ca45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fo:font-weight="normal" officeooo:rsid="0007452b" officeooo:paragraph-rsid="0007452b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fo:font-weight="normal" officeooo:rsid="00084663" officeooo:paragraph-rsid="00084663" style:font-size-asian="11pt" style:font-weight-asian="normal" style:font-size-complex="11pt" style:font-weight-complex="normal"/>
    </style:style>
    <style:style style:name="T1" style:family="text">
      <style:text-properties officeooo:rsid="0005ca45"/>
    </style:style>
    <style:style style:name="T2" style:family="text">
      <style:text-properties officeooo:rsid="000745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nkatalog</text:p>
      <text:p text:style-name="P1"/>
      <text:list xml:id="list50831974" text:style-name="L1">
        <text:list-item>
          <text:p text:style-name="P2">Sortieren Sie die Städte nach ihrem Längengrad (1 = nördlichste Stadt, 10 = südlichste Stadt)</text:p>
        </text:list-item>
        <text:list-item>
          <text:p text:style-name="P2">Sortieren Sie die Todesursachen nach ihrer Häufigkeit in Deutschland in 2017 (1 = am häufigsten, 10 = am seltensten)</text:p>
          <text:list>
            <text:list-item>
              <text:p text:style-name="P3">Chronisch ischämische Herzkrankheit (M: 40.8% , W: 36.1%)</text:p>
            </text:list-item>
            <text:list-item>
              <text:p text:style-name="P3">Herzinfarkt (27.1, 19.8)</text:p>
            </text:list-item>
            <text:list-item>
              <text:p text:style-name="P3">Lungen- und Bronchialkrebs (28.7, 16.4)</text:p>
            </text:list-item>
            <text:list-item>
              <text:p text:style-name="P3">Demenz (12.6, 26.9)</text:p>
            </text:list-item>
            <text:list-item>
              <text:p text:style-name="P3">Herzinsuffizienz (14.1, 24.1)</text:p>
            </text:list-item>
            <text:list-item>
              <text:p text:style-name="P3">Sonstige chronische obstruktive Lungenkrankheit (17.4, 14.7)</text:p>
            </text:list-item>
            <text:list-item>
              <text:p text:style-name="P3">Hypertensive Herzkrankheit (7.1, 17.4)</text:p>
            </text:list-item>
            <text:list-item>
              <text:p text:style-name="P3">Vorhofflimmern und Vorhofflattern (7.4, 13.6)</text:p>
            </text:list-item>
            <text:list-item>
              <text:p text:style-name="P3">Pneumonie (9.4, 9.7)</text:p>
            </text:list-item>
            <text:list-item>
              <text:p text:style-name="P3">Brustdrüsenkrebs (0.1, 18.4)</text:p>
            </text:list-item>
            <text:list-item>
              <text:p text:style-name="P4">Quelle: Statistisches Bundesamt</text:p>
            </text:list-item>
          </text:list>
        </text:list-item>
        <text:list-item>
          <text:p text:style-name="P2">Sortieren Sie die <text:span text:style-name="T2">K</text:span>anzler nach ihrer Amtszeit (1 = am frühesten, 10 = am spätesten)</text:p>
          <text:list>
            <text:list-item>
              <text:p text:style-name="P5">Bismarck (1871 - 1890)</text:p>
            </text:list-item>
            <text:list-item>
              <text:p text:style-name="P4">Adenauer (49 – 63)</text:p>
            </text:list-item>
            <text:list-item>
              <text:p text:style-name="P4">Erhard (63 – 66)</text:p>
            </text:list-item>
            <text:list-item>
              <text:p text:style-name="P4">Kiesinger (66 -69)</text:p>
            </text:list-item>
            <text:list-item>
              <text:p text:style-name="P4">Brandt (69 – 74)</text:p>
            </text:list-item>
            <text:list-item>
              <text:p text:style-name="P4">Scheel (74)</text:p>
            </text:list-item>
            <text:list-item>
              <text:p text:style-name="P4">Schmidt (74 – 82)</text:p>
            </text:list-item>
            <text:list-item>
              <text:p text:style-name="P4">Kohl (82 – 98)</text:p>
            </text:list-item>
            <text:list-item>
              <text:p text:style-name="P4">Schröder (98 – 05)</text:p>
            </text:list-item>
            <text:list-item>
              <text:p text:style-name="P4">Merkel (05 – heute)</text:p>
            </text:list-item>
            <text:list-item>
              <text:p text:style-name="P4">Quelle: Wikipedia</text:p>
            </text:list-item>
          </text:list>
        </text:list-item>
        <text:list-item>
          <text:p text:style-name="P2">Sortieren Sie die Berufe nach ihrem Durchschnittseinkommen <text:span text:style-name="T1">(Mittleres Bruttogehalt pro Monat; in Deutschland) </text:span>(1=am höchsten, 10=am niedrigsten)</text:p>
          <text:list>
            <text:list-item>
              <text:p text:style-name="P4">Altenpfleger / -in (2621)</text:p>
            </text:list-item>
            <text:list-item>
              <text:p text:style-name="P4">Arzt / Ärztin (&gt;5400)</text:p>
            </text:list-item>
            <text:list-item>
              <text:p text:style-name="P4">Bankkaufmann / -frau (4564)</text:p>
            </text:list-item>
            <text:list-item>
              <text:p text:style-name="P4">Bürokaufmann / -frau (3035)</text:p>
            </text:list-item>
            <text:list-item>
              <text:p text:style-name="P4">Fahrlehrer / -in (2455)</text:p>
            </text:list-item>
            <text:list-item>
              <text:p text:style-name="P4">Friseur / -in (1498)</text:p>
            </text:list-item>
            <text:list-item>
              <text:p text:style-name="P4">Informatiker / -in (5400)</text:p>
            </text:list-item>
            <text:list-item>
              <text:p text:style-name="P4">Koch / Köchin (2029)</text:p>
            </text:list-item>
            <text:list-item>
              <text:p text:style-name="P4">Lehrer / -in Gymnasium (4883)</text:p>
            </text:list-item>
            <text:list-item>
              <text:p text:style-name="P4">Psychologe / -in (4227)</text:p>
            </text:list-item>
            <text:list-item>
              <text:p text:style-name="P5">Quelle: merkur.de</text:p>
            </text:list-item>
          </text:list>
        </text:list-item>
        <text:list-item>
          <text:p text:style-name="P2">Sortieren Sie die „Persönlichkeiten“ nach ihrer Follower-Zahl auf Instagram (1=am meisten, 10=am wenigsten)</text:p>
          <text:list>
            <text:list-item>
              <text:p text:style-name="P6">Instagram (331.35 Millionen)</text:p>
            </text:list-item>
            <text:list-item>
              <text:p text:style-name="P6">Christiano Ronaldo (201.35)</text:p>
            </text:list-item>
            <text:list-item>
              <text:p text:style-name="P6">Ariana Grande (173.37)</text:p>
            </text:list-item>
            <text:list-item>
              <text:p text:style-name="P6">The Rock (173.71)</text:p>
            </text:list-item>
            <text:list-item>
              <text:p text:style-name="P6">Selena Gomez (167.67)</text:p>
            </text:list-item>
            <text:list-item>
              <text:p text:style-name="P6">Kylie Jenner (160.82)</text:p>
            </text:list-item>
            <text:list-item>
              <text:p text:style-name="P6">Kim Kardashian (159.05)</text:p>
            </text:list-item>
            <text:list-item>
              <text:p text:style-name="P6">Leonel Messi (142.26)</text:p>
            </text:list-item>
            <text:list-item>
              <text:p text:style-name="P6">Beyonce (139.99)</text:p>
            </text:list-item>
            <text:list-item>
              <text:p text:style-name="P6">Neymar Jr. (132.96)</text:p>
            </text:list-item>
            <text:list-item>
              <text:p text:style-name="P6">Qualle: statista.co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28:24.434758882</meta:creation-date>
    <dc:date>2020-02-10T16:07:41.930960357</dc:date>
    <meta:editing-duration>PT14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0" meta:word-count="281" meta:character-count="1673" meta:non-whitespace-character-count="1484"/>
  </office:meta>
</office:document-meta>
</file>